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3000005002A995CAC35B519B0.jpg" manifest:media-type="image/jpeg"/>
  <manifest:file-entry manifest:full-path="Pictures/100000000000019A000002A2EA57C847AB8DA415.jpg" manifest:media-type="image/jpeg"/>
  <manifest:file-entry manifest:full-path="Pictures/10000000000002D0000005005354E0CA04528361.jpg" manifest:media-type="image/jpeg"/>
  <manifest:file-entry manifest:full-path="Pictures/1000000000000766000002508E6EAB2A79F99D49.jpg" manifest:media-type="image/jpeg"/>
  <manifest:file-entry manifest:full-path="Pictures/10000000000003CD00000500863A14AFC83F63D6.jpg" manifest:media-type="image/jpeg"/>
  <manifest:file-entry manifest:full-path="Pictures/10000201000005A9000003339073DB7E3909C0FF.png" manifest:media-type="image/png"/>
  <manifest:file-entry manifest:full-path="Pictures/10000000000002D000000500511AC8214B9CD8F0.jpg" manifest:media-type="image/jpeg"/>
  <manifest:file-entry manifest:full-path="Pictures/100000000000076A0000027A2A16DF6491B649E8.jpg" manifest:media-type="image/jpeg"/>
  <manifest:file-entry manifest:full-path="Pictures/10000000000002D0000005002461012CC129868D.jpg" manifest:media-type="image/jpeg"/>
  <manifest:file-entry manifest:full-path="Pictures/10000201000003D500000265A3175F650FAFC886.png" manifest:media-type="image/png"/>
  <manifest:file-entry manifest:full-path="Pictures/10000000000002D000000500B2532698DD64FD47.jpg" manifest:media-type="image/jpeg"/>
  <manifest:file-entry manifest:full-path="Pictures/10000000000004430000050093DCB91F96D11A4E.jpg" manifest:media-type="image/jpeg"/>
  <manifest:file-entry manifest:full-path="Pictures/10000000000007750000034CCAF99DB3AC9F8FFE.jpg" manifest:media-type="image/jpeg"/>
  <manifest:file-entry manifest:full-path="Pictures/10000000000002D00000050086D32C9431E5E15B.jpg" manifest:media-type="image/jpeg"/>
  <manifest:file-entry manifest:full-path="Pictures/100000000000076B0000021521F6451DB2E8CBBE.jpg" manifest:media-type="image/jpeg"/>
  <manifest:file-entry manifest:full-path="Pictures/10000000000002D0000005005502E41551EB0295.jpg" manifest:media-type="image/jpeg"/>
  <manifest:file-entry manifest:full-path="Pictures/100000000000050000000231F61A922F42131327.jpg" manifest:media-type="image/jpeg"/>
  <manifest:file-entry manifest:full-path="Pictures/100000000000076B00000385599984D881277E7D.jpg" manifest:media-type="image/jpeg"/>
  <manifest:file-entry manifest:full-path="Pictures/100000000000076900000357672F839C48124DC6.jpg" manifest:media-type="image/jpeg"/>
  <manifest:file-entry manifest:full-path="Pictures/10000201000005A900000335F2AA4EBDEA48F763.png" manifest:media-type="image/png"/>
  <manifest:file-entry manifest:full-path="Pictures/10000000000002780000050081FF9A99D6FEA7EB.jpg" manifest:media-type="image/jpeg"/>
  <manifest:file-entry manifest:full-path="Pictures/10000000000001980000031F4BF704531A70FAC9.jpg" manifest:media-type="image/jpeg"/>
  <manifest:file-entry manifest:full-path="Pictures/10000201000005A9000003330F9AD34647CCF443.png" manifest:media-type="image/png"/>
  <manifest:file-entry manifest:full-path="Pictures/10000000000002D000000500325887FA8BFC4223.jpg" manifest:media-type="image/jpeg"/>
  <manifest:file-entry manifest:full-path="Pictures/10000000000002D0000005000BF4FEF8AC45FEC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2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39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85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62cm, 0cm, 2.049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14cm, 0cm, 1.64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86cm, 0cm, 1.915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86cm, 0cm, 2.049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6cm, 0cm, 1.64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94cm, 0cm, 1.917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27cm, 0cm, 1.915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notes">
      <style:graphic-properties draw:fill-color="#ffffff" fo:min-height="13.364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Health Monitoring System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HCI Coursework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7.999cm" svg:height="12.27cm" svg:x="0.031cm" svg:y="4.368cm">
          <draw:image xlink:href="Pictures/100000000000050000000231F61A922F42131327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3" draw:text-style-name="P2" draw:layer="layout" svg:width="27.999cm" svg:height="12.572cm" svg:x="0.031cm" svg:y="4.572cm">
          <draw:image xlink:href="Pictures/100000000000076B00000385599984D881277E7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7.999cm" svg:height="12.619cm" svg:x="0.031cm" svg:y="4.193cm">
          <draw:image xlink:href="Pictures/100000000000076900000357672F839C48124DC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7.999cm" svg:height="7.857cm" svg:x="0.031cm" svg:y="6.574cm">
          <draw:image xlink:href="Pictures/100000000000076B0000021521F6451DB2E8CBB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7.999cm" svg:height="12.378cm" svg:x="0.031cm" svg:y="4.314cm">
          <draw:image xlink:href="Pictures/10000000000007750000034CCAF99DB3AC9F8FF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7.999cm" svg:height="9.352cm" svg:x="0.031cm" svg:y="5.827cm">
          <draw:image xlink:href="Pictures/100000000000076A0000027A2A16DF6491B649E8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7.999cm" svg:height="8.751cm" svg:x="0.031cm" svg:y="6.127cm">
          <draw:image xlink:href="Pictures/1000000000000766000002508E6EAB2A79F99D49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draw:style-name="gr4" draw:text-style-name="P2" draw:layer="layout" svg:width="15.961cm" svg:height="20.748cm" svg:x="6.05cm" svg:y="0.254cm">
          <draw:image xlink:href="Pictures/10000000000003CD00000500863A14AFC83F63D6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5" draw:text-style-name="P2" draw:layer="layout" svg:width="18.948cm" svg:height="20.494cm" svg:x="4.557cm" svg:y="0.508cm">
          <draw:image xlink:href="Pictures/1000000000000483000005002A995CAC35B519B0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draw:style-name="gr4" draw:text-style-name="P2" draw:layer="layout" svg:width="17.898cm" svg:height="20.748cm" svg:x="5.082cm" svg:y="0.254cm">
          <draw:image xlink:href="Pictures/10000000000004430000050093DCB91F96D11A4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4" draw:text-style-name="P2" draw:layer="layout" svg:width="10.367cm" svg:height="20.748cm" svg:x="8.847cm" svg:y="0.254cm">
          <draw:image xlink:href="Pictures/10000000000002780000050081FF9A99D6FEA7EB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8.677cm" svg:height="14.265cm" svg:x="2.499cm" svg:y="2.245cm">
          <draw:image xlink:href="Pictures/100000000000019A000002A2EA57C847AB8DA415.jpg" xlink:type="simple" xlink:show="embed" xlink:actuate="onLoad" loext:mime-type="image/jpeg">
            <text:p/>
          </draw:image>
        </draw:frame>
        <draw:frame draw:style-name="gr2" draw:text-style-name="P2" draw:layer="layout" svg:width="8.635cm" svg:height="16.911cm" svg:x="15.24cm" svg:y="2.286cm">
          <draw:image xlink:href="Pictures/10000000000001980000031F4BF704531A70FAC9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7.999cm" svg:height="15.825cm" svg:x="0.031cm" svg:y="2.59cm">
          <draw:image xlink:href="Pictures/10000201000005A9000003330F9AD34647CCF44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7.999cm" svg:height="15.863cm" svg:x="0.031cm" svg:y="2.571cm">
          <draw:image xlink:href="Pictures/10000201000005A900000335F2AA4EBDEA48F76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7.999cm" svg:height="15.825cm" svg:x="0.031cm" svg:y="2.59cm">
          <draw:image xlink:href="Pictures/10000201000005A9000003339073DB7E3909C0F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0.765cm" svg:height="12.975cm" svg:x="3.648cm" svg:y="4.015cm">
          <draw:image xlink:href="Pictures/10000201000003D500000265A3175F650FAFC88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draw:style-name="gr6" draw:text-style-name="P2" draw:layer="layout" svg:width="11.811cm" svg:height="17.271cm" svg:x="2.032cm" svg:y="2.033cm">
          <draw:image xlink:href="Pictures/10000000000002D00000050086D32C9431E5E15B.jpg" xlink:type="simple" xlink:show="embed" xlink:actuate="onLoad" loext:mime-type="image/jpeg">
            <text:p/>
          </draw:image>
        </draw:frame>
        <draw:frame draw:style-name="gr7" draw:text-style-name="P2" draw:layer="layout" svg:width="11.049cm" svg:height="17.582cm" svg:x="15.113cm" svg:y="1.016cm">
          <draw:image xlink:href="Pictures/10000000000002D0000005005354E0CA0452836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draw:style-name="gr8" draw:text-style-name="P2" draw:layer="layout" svg:width="11.811cm" svg:height="17.525cm" svg:x="1.524cm" svg:y="0.762cm">
          <draw:image xlink:href="Pictures/10000000000002D000000500B2532698DD64FD47.jpg" xlink:type="simple" xlink:show="embed" xlink:actuate="onLoad" loext:mime-type="image/jpeg">
            <text:p/>
          </draw:image>
        </draw:frame>
        <draw:frame draw:style-name="gr9" draw:text-style-name="P2" draw:layer="layout" svg:width="11.811cm" svg:height="17.442cm" svg:x="13.97cm" svg:y="0.692cm">
          <draw:image xlink:href="Pictures/10000000000002D000000500325887FA8BFC4223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draw:style-name="gr10" draw:text-style-name="P2" draw:layer="layout" svg:width="11.811cm" svg:height="17.526cm" svg:x="1.524cm" svg:y="0.916cm">
          <draw:image xlink:href="Pictures/10000000000002D0000005000BF4FEF8AC45FEC7.jpg" xlink:type="simple" xlink:show="embed" xlink:actuate="onLoad" loext:mime-type="image/jpeg">
            <text:p/>
          </draw:image>
        </draw:frame>
        <draw:frame draw:style-name="gr11" draw:text-style-name="P2" draw:layer="layout" svg:width="11.811cm" svg:height="19.131cm" svg:x="14.097cm" svg:y="0.68cm">
          <draw:image xlink:href="Pictures/10000000000002D0000005002461012CC129868D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12" draw:text-style-name="P2" draw:layer="layout" svg:width="11.811cm" svg:height="19.05cm" svg:x="1.524cm" svg:y="1.016cm">
          <draw:image xlink:href="Pictures/10000000000002D000000500511AC8214B9CD8F0.jpg" xlink:type="simple" xlink:show="embed" xlink:actuate="onLoad" loext:mime-type="image/jpeg">
            <text:p/>
          </draw:image>
        </draw:frame>
        <draw:frame draw:style-name="gr8" draw:text-style-name="P2" draw:layer="layout" svg:width="11.811cm" svg:height="17.525cm" svg:x="13.335cm" svg:y="1.27cm">
          <draw:image xlink:href="Pictures/10000000000002D0000005005502E41551EB0295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6" draw:text-style-name="P2" draw:layer="layout" svg:width="24.599cm" svg:height="3.507cm" svg:x="2.032cm" svg:y="7.923cm" presentation:class="title" presentation:user-transformed="true">
          <draw:text-box>
            <text:p text:style-name="P2">Thank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13:07:31.039982112</meta:creation-date>
    <meta:editing-duration>PT8M50S</meta:editing-duration>
    <meta:editing-cycles>3</meta:editing-cycles>
    <meta:generator>LibreOffice/6.1.5.1$Linux_X86_64 LibreOffice_project/10$Build-1</meta:generator>
    <dc:title>Impress</dc:title>
    <dc:date>2019-04-10T13:26:42.458900891</dc:date>
    <meta:document-statistic meta:object-count="106"/>
  </office:meta>
</office:document-meta>
</file>